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8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3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style:paragraph-properties fo:margin-left="2.011cm" fo:margin-right="0cm" fo:text-align="center" fo:text-indent="-1.693cm"/>
      <style:text-properties fo:font-size="28pt"/>
    </style:style>
    <style:style style:name="P3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21pt"/>
    </style:style>
    <style:style style:name="P6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2" fo:font-size="21pt" fo:text-shadow="none" fo:font-weight="bold" style:font-size-asian="28pt" style:font-weight-asian="bold" style:font-size-complex="28pt" style:font-weight-complex="bold"/>
    </style:style>
    <style:style style:name="P7" style:family="paragraph">
      <style:paragraph-properties fo:margin-left="0.318cm" fo:margin-right="0cm" fo:line-height="100%" fo:text-indent="0cm"/>
      <style:text-properties fo:font-size="21pt"/>
    </style:style>
    <style:style style:name="P8" style:family="paragraph">
      <style:paragraph-properties fo:margin-left="0cm" fo:margin-right="0cm" fo:line-height="100%" fo:text-align="center" fo:text-indent="0cm"/>
      <style:text-properties fo:font-size="21pt"/>
    </style:style>
    <style:style style:name="P9" style:family="paragraph">
      <loext:graphic-properties draw:fill="none" draw:fill-color="#ffffff"/>
      <style:paragraph-properties fo:margin-left="0.318cm" fo:margin-right="0cm" fo:line-height="100%" fo:text-indent="0cm">
        <style:tab-stops>
          <style:tab-stop style:position="19.05cm" style:type="right"/>
        </style:tab-stops>
      </style:paragraph-properties>
      <style:text-properties style:font-name="Segoe UI2" fo:font-size="21pt" fo:text-shadow="1pt 1pt" style:font-size-asian="28pt" style:font-size-complex="28pt"/>
    </style:style>
    <style:style style:name="P10" style:family="paragraph">
      <loext:graphic-properties draw:fill-color="#ffffff"/>
    </style:style>
    <style:style style:name="P1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1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style:font-name="Segoe UI2" fo:font-size="36pt" fo:text-shadow="1pt 1pt" style:font-size-asian="36pt" style:font-size-complex="36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.318cm" fo:margin-right="0cm" fo:text-align="center" fo:text-indent="0cm"/>
      <style:text-properties fo:font-size="36pt"/>
    </style:style>
    <style:style style:name="P16" style:family="paragraph">
      <loext:graphic-properties draw:fill="none" draw:fill-color="#ffffff"/>
      <style:paragraph-properties fo:margin-left="0.318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Trebuchet MS" fo:font-size="36pt" fo:text-shadow="none" fo:font-weight="bold" style:font-size-asian="36pt" style:font-weight-asian="bold" style:font-size-complex="36pt" style:font-weight-complex="bold"/>
    </style:style>
    <style:style style:name="P17" style:family="paragraph">
      <style:paragraph-properties fo:margin-left="0.318cm" fo:margin-right="0cm" fo:line-height="150%" fo:text-align="start" fo:text-indent="0cm"/>
      <style:text-properties fo:font-size="21pt"/>
    </style:style>
    <style:style style:name="P18" style:family="paragraph">
      <style:paragraph-properties fo:margin-left="0.318cm" fo:margin-right="0cm" fo:text-align="start" fo:text-indent="0cm"/>
      <style:text-properties fo:font-size="21pt"/>
    </style:style>
    <style:style style:name="P19" style:family="paragraph">
      <loext:graphic-properties draw:fill="none" draw:fill-color="#ffffff"/>
      <style:paragraph-properties fo:margin-left="0.318cm" fo:margin-right="0cm" fo:line-height="150%" fo:text-align="start" fo:text-indent="0cm"/>
      <style:text-properties fo:font-size="21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24pt" fo:text-shadow="none" style:font-size-asian="24pt" style:font-size-complex="24pt"/>
    </style:style>
    <style:style style:name="T6" style:family="text">
      <style:text-properties fo:color="#000000" style:font-name="Segoe UI2" fo:font-size="35pt" fo:text-shadow="none" fo:font-weight="bold" style:font-size-asian="35pt" style:font-weight-asian="bold" style:font-size-complex="35pt" style:font-weight-complex="bold"/>
    </style:style>
    <style:style style:name="T7" style:family="text">
      <style:text-properties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4.384cm" svg:height="3.063cm" svg:x="1.778cm" svg:y="0.493cm">
          <draw:text-box>
            <text:p text:style-name="P1"><text:span text:style-name="T1">HYMN #618 </text:span></text:p>
            <text:p text:style-name="P2"><text:span text:style-name="T2">“</text:span><text:span text:style-name="T2">I Come, O Savior, to Thy Tabl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>
        <draw:frame draw:style-name="gr3" draw:text-style-name="P6" draw:layer="layout" svg:width="24.384cm" svg:height="8.701cm" svg:x="1.778cm" svg:y="0.508cm">
          <draw:text-box>
            <text:p text:style-name="P5"><text:span text:style-name="T3">1. </text:span><text:span text:style-name="T4">I come, O Savior, to Thy table,</text:span><text:span text:style-name="T4"><text:line-break/></text:span><text:span text:style-name="T4">For weak and weary is my soul;</text:span><text:span text:style-name="T4"><text:line-break/></text:span><text:span text:style-name="T4">Thou, Bread of Life, alone art able</text:span><text:span text:style-name="T4"><text:line-break/></text:span><text:span text:style-name="T4">To satisfy and make me whol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>
        <draw:frame draw:style-name="gr4" draw:text-style-name="P9" draw:layer="layout" svg:width="24.13cm" svg:height="4.919cm" svg:x="1.871cm" svg:y="0.669cm">
          <draw:text-box>
            <text:p text:style-name="P7"><text:span text:style-name="T5">Refrain:</text:span></text:p>
            <text:p text:style-name="P8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>
        <draw:frame draw:style-name="gr5" draw:text-style-name="P12" draw:layer="layout" svg:width="24.892cm" svg:height="7.112cm" svg:x="1.5cm" svg:y="0.481cm">
          <draw:text-box>
            <text:p text:style-name="P11"><text:span text:style-name="T3">2. </text:span><text:span text:style-name="T6">Thy heart is filled with fervent yearning</text:span><text:span text:style-name="T4"><text:line-break/></text:span><text:span text:style-name="T4">That sinners may salvation see</text:span><text:span text:style-name="T4"><text:line-break/></text:span><text:span text:style-name="T4">Who, Lord, to Thee in faith are turning;</text:span><text:span text:style-name="T4"><text:line-break/></text:span><text:span text:style-name="T4">So I, a sinner, come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>
        <draw:frame draw:style-name="gr6" draw:text-style-name="P9" draw:layer="layout" svg:width="24.13cm" svg:height="6.443cm" svg:x="1.778cm" svg:y="0.669cm">
          <draw:text-box>
            <text:p text:style-name="P7"><text:span text:style-name="T5">Refrain:</text:span></text:p>
            <text:p text:style-name="P8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>
        <draw:frame draw:style-name="gr7" draw:text-style-name="P14" draw:layer="layout" svg:width="24.638cm" svg:height="7.157cm" svg:x="1.524cm" svg:y="0.508cm">
          <draw:text-box>
            <text:p text:style-name="P11"><text:span text:style-name="T3">3. </text:span><text:span text:style-name="T4">Unworthy though I am, O Savior,</text:span></text:p>
            <text:p text:style-name="P11"><text:span text:style-name="T4">Because I have a sinful heart,</text:span><text:span text:style-name="T4"><text:line-break/></text:span><text:span text:style-name="T4">Yet Thou Thy lamb wilt banish never,</text:span><text:span text:style-name="T4"><text:line-break/></text:span><text:span text:style-name="T4">For Thou my faithful shepherd art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>
        <draw:frame draw:style-name="gr8" draw:text-style-name="P9" draw:layer="layout" svg:width="24.13cm" svg:height="5.08cm" svg:x="1.778cm" svg:y="0.508cm">
          <draw:text-box>
            <text:p text:style-name="P7"><text:span text:style-name="T5">Refrain:</text:span></text:p>
            <text:p text:style-name="P8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>
        <draw:frame draw:style-name="gr5" draw:text-style-name="P14" draw:layer="layout" svg:width="24.638cm" svg:height="7.112cm" svg:x="1.778cm" svg:y="0.481cm">
          <draw:text-box>
            <text:p text:style-name="P11"><text:span text:style-name="T4">4. Weary am I and heavy laden;</text:span></text:p>
            <text:p text:style-name="P11"><text:span text:style-name="T4">With sin my soul is sore oppressed;</text:span><text:span text:style-name="T4"><text:line-break/></text:span><text:span text:style-name="T4">Receive me graciously and gladden</text:span><text:span text:style-name="T4"><text:line-break/></text:span><text:span text:style-name="T4">My heart, for I am now Thy gu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>
        <draw:frame draw:style-name="gr8" draw:text-style-name="P9" draw:layer="layout" svg:width="24.13cm" svg:height="5.08cm" svg:x="2.032cm" svg:y="0.508cm">
          <draw:text-box>
            <text:p text:style-name="P7"><text:span text:style-name="T5">Refrain:</text:span></text:p>
            <text:p text:style-name="P8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>
        <draw:frame draw:style-name="gr9" draw:text-style-name="P16" draw:layer="layout" svg:width="24.384cm" svg:height="7.097cm" svg:x="1.8cm" svg:y="0.523cm">
          <draw:text-box>
            <text:p text:style-name="P15"><text:span text:style-name="T3">5. </text:span><text:span text:style-name="T4">What higher gift can we inherit?</text:span><text:span text:style-name="T4"><text:line-break/></text:span><text:span text:style-name="T4">It is faith’s bond and solid base;</text:span><text:span text:style-name="T4"><text:line-break/></text:span><text:span text:style-name="T4">It is the strength of heart and spirit,</text:span><text:span text:style-name="T4"><text:line-break/></text:span><text:span text:style-name="T4">The covenant of hope and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>
        <draw:frame draw:style-name="gr10" draw:text-style-name="P9" draw:layer="layout" svg:width="24.13cm" svg:height="5.588cm" svg:x="1.778cm" svg:y="0.508cm">
          <draw:text-box>
            <text:p text:style-name="P7"><text:span text:style-name="T5">Refrain:</text:span></text:p>
            <text:p text:style-name="P8"><text:span text:style-name="T4">Lord, may Thy body and Thy blood</text:span><text:span text:style-name="T4"><text:line-break/></text:span><text:span text:style-name="T4">Be for my soul the highest good!</text:span></text:p>
          </draw:text-box>
        </draw:frame>
        <draw:frame draw:style-name="gr11" draw:text-style-name="P19" draw:layer="layout" svg:width="12.446cm" svg:height="4.481cm" svg:x="2.286cm" svg:y="9.235cm">
          <draw:text-box>
            <text:p text:style-name="P17"><text:span text:style-name="T7">© 1941 Concordia Publishing House.</text:span></text:p>
            <text:p text:style-name="P18"><text:span text:style-name="T7">Used by permission:</text:span></text:p>
            <text:p text:style-name="P18"><text:span text:style-name="T7">LSB Hymn License</text:span></text:p>
            <text:p text:style-name="P18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3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5T10:16:16.043000000</meta:creation-date>
    <dc:date>2019-04-24T19:09:27.812000000</dc:date>
    <meta:editing-duration>PT48M1S</meta:editing-duration>
    <meta:editing-cycles>15</meta:editing-cycles>
    <meta:generator>LibreOffice/6.1.5.2$Windows_X86_64 LibreOffice_project/90f8dcf33c87b3705e78202e3df5142b201bd805</meta:generator>
    <meta:document-statistic meta:object-count="66"/>
  </office:meta>
</office:document-meta>
</file>